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C500000023B5A9ED74.png" manifest:media-type="image/png"/>
  <manifest:file-entry manifest:full-path="Pictures/100000010000000B0000000BBE63894B.gif" manifest:media-type="image/gi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ans-serif"/>
    <style:font-face style:name="Liberation Serif" svg:font-family="'Liberation Serif'" style:font-family-generic="roman" style:font-pitch="variable"/>
    <style:font-face style:name="Liberation Serif1" svg:font-family="'Liberation Serif'" style:font-adornments="Regular" style:font-family-generic="roman"/>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StarSymbol" svg:font-family="StarSymbol" style:font-charset="x-symbol"/>
    <style:font-face style:name="Times New Roman" svg:font-family="'Times New Roman'" style:font-family-generic="system" style:font-pitch="variable"/>
    <style:font-face style:name="Times New Roman1" svg:font-family="'Times New Roman'" style:font-adornments="Regular" style:font-family-generic="roman"/>
    <style:font-face style:name="Verdana" svg:font-family="Verdana" style:font-adornments="Normal" style:font-family-generic="swiss" style:font-pitch="variable"/>
  </office:font-face-decls>
  <office:automatic-styles>
    <style:style style:name="P1" style:family="paragraph" style:parent-style-name="Heading_20_1" style:master-page-name="Standard">
      <style:paragraph-properties style:page-number="auto"/>
      <style:text-properties officeooo:paragraph-rsid="0a3616eb"/>
    </style:style>
    <style:style style:name="P2" style:family="paragraph" style:parent-style-name="Heading_20_2">
      <style:text-properties officeooo:paragraph-rsid="0a3616eb"/>
    </style:style>
    <style:style style:name="P3" style:family="paragraph" style:parent-style-name="Text_20_body">
      <style:text-properties officeooo:paragraph-rsid="0a3616eb"/>
    </style:style>
    <style:style style:name="P4" style:family="paragraph" style:parent-style-name="Text_20_body">
      <style:text-properties fo:font-weight="bold" officeooo:paragraph-rsid="0a3616eb" style:font-weight-asian="bold" style:font-weight-complex="bold"/>
    </style:style>
    <style:style style:name="P5" style:family="paragraph" style:parent-style-name="Text_20_body">
      <style:text-properties fo:font-weight="normal" officeooo:rsid="0bc359a8" officeooo:paragraph-rsid="0a3616eb" style:font-weight-asian="normal" style:font-weight-complex="normal"/>
    </style:style>
    <style:style style:name="P6" style:family="paragraph" style:parent-style-name="texte_20_puce_20_rond_20_bleu">
      <style:text-properties officeooo:paragraph-rsid="0a3616eb"/>
    </style:style>
    <style:style style:name="P7" style:family="paragraph" style:parent-style-name="Note_20_importante">
      <style:text-properties officeooo:paragraph-rsid="0a3616eb"/>
    </style:style>
    <style:style style:name="P8" style:family="paragraph" style:parent-style-name="texte_20_puce_20_rond_20_bleu" style:list-style-name="rond_20_bleu">
      <style:text-properties officeooo:paragraph-rsid="0a3e3f7b"/>
    </style:style>
    <style:style style:name="T1" style:family="text">
      <style:text-properties officeooo:rsid="0a408202"/>
    </style:style>
    <style:style style:name="T2" style:family="text">
      <style:text-properties officeooo:rsid="0a40d384"/>
    </style:style>
    <style:style style:name="T3" style:family="text">
      <style:text-properties officeooo:rsid="0bc5bcbe"/>
    </style:style>
    <style:style style:name="T4" style:family="text">
      <style:text-properties officeooo:rsid="0a4d2c30"/>
    </style:style>
    <style:style style:name="T5" style:family="text">
      <style:text-properties officeooo:rsid="0a423796"/>
    </style:style>
    <style:style style:name="T6" style:family="text">
      <style:text-properties officeooo:rsid="0c7b7fa8"/>
    </style:style>
    <style:style style:name="T7" style:family="text">
      <style:text-properties officeooo:rsid="0a437017"/>
    </style:style>
    <style:style style:name="T8" style:family="text">
      <style:text-properties officeooo:rsid="0a4e3c25"/>
    </style:style>
    <style:style style:name="T9" style:family="text">
      <style:text-properties officeooo:rsid="0cde9d17"/>
    </style:style>
    <style:style style:name="T10" style:family="text">
      <style:text-properties officeooo:rsid="0a44c63b"/>
    </style:style>
    <style:style style:name="T11" style:family="text">
      <style:text-properties officeooo:rsid="0d072684"/>
    </style:style>
    <style:style style:name="T12" style:family="text">
      <style:text-properties officeooo:rsid="0a3e3f7b"/>
    </style:style>
    <style:style style:name="T13" style:family="text">
      <style:text-properties officeooo:rsid="0a452a7c"/>
    </style:style>
    <style:style style:name="T14" style:family="text">
      <style:text-properties style:text-position="super 58%"/>
    </style:style>
    <style:style style:name="T15" style:family="text">
      <style:text-properties officeooo:rsid="0a466a04"/>
    </style:style>
    <style:style style:name="T16" style:family="text">
      <style:text-properties fo:color="#666666" loext:opacity="100%" style:font-name="Liberation Sans" fo:font-size="8pt" fo:font-style="italic" style:font-size-asian="8pt" style:font-style-asian="italic" style:font-size-complex="8pt" style:font-style-complex="italic"/>
    </style:style>
    <style:style style:name="T17" style:family="text">
      <style:text-properties officeooo:rsid="0a47048a"/>
    </style:style>
    <style:style style:name="T18" style:family="text">
      <style:text-properties officeooo:rsid="0a484bf5"/>
    </style:style>
    <style:style style:name="T19" style:family="text">
      <style:text-properties officeooo:rsid="0a49d4f3"/>
    </style:style>
    <style:style style:name="T20" style:family="text">
      <style:text-properties officeooo:rsid="0a4a422a"/>
    </style:style>
    <style:style style:name="T21" style:family="text">
      <style:text-properties officeooo:rsid="0a4c411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Guide utilisateurs Nextcloud" text:name="TitreDocument"/>
        <text:user-field-decl office:value-type="string" office:string-value="1.1" text:name="VersionDocument"/>
        <text:user-field-decl office:value-type="string" office:string-value="Nextcloud" text:name="NomServiceNextcloud"/>
        <text:user-field-decl office:value-type="string" office:string-value="https://" text:name="URLserviceNextcloud"/>
        <text:user-field-decl office:value-type="string" office:string-value="Nextcloud Office" text:name="SuiteCollaborative"/>
      </text:user-field-decls>
      <text:h text:style-name="P1" text:outline-level="1"><text:bookmark-start text:name="__RefHeading___Toc1785_2821790410"/>Que deviennent les fichiers et dossier supprimés d’un dossier d’<text:span text:style-name="T1">équipe</text:span> ?<text:bookmark-end text:name="__RefHeading___Toc1785_2821790410"/></text:h>
      <text:h text:style-name="P2" text:outline-level="2"><text:bookmark-start text:name="__RefHeading___Toc1787_2821790410"/>Corbeille « en ligne » de l’interface web et des applications mobiles<text:bookmark-end text:name="__RefHeading___Toc1787_2821790410"/></text:h>
      <text:p text:style-name="P3">Lorsqu’un dossier ou un fichier d’un dossier d’<text:span text:style-name="T1">équipe</text:span> est supprimé par un utilisateur, ceux-ci se retrouvent dans la corbeille de l’utilisateur qui est à l’origine de la suppression, mais aussi de tous les autres utilisateurs ayant accès à ce même dossier d’<text:span text:style-name="T2">équipe</text:span>. </text:p>
      <text:p text:style-name="P3">Si un de ces utilisateurs (y compris celui qui est à l’origine de la suppression initiale) supprime définitivement un ou plusieurs de ces éléments de sa corbeille, ils disparaîtront aussi définitivement des corbeilles des autres utilisateurs. </text:p>
      <text:p text:style-name="P4"><text:bookmark-start text:name="__RefHeading___Toc15007_1488849015"/>Le droit de suppression définitive ou de restauration dépends de vos droits :<text:bookmark-end text:name="__RefHeading___Toc15007_1488849015"/></text:p>
      <text:p text:style-name="P5">Hormis la personne qui a supprimé le fichier au départ, les autres utilisateurs voyant le fichier dans la corbeille peuvent : </text:p>
      <text:list xml:id="list1096571427" text:style-name="rond_20_bleu">
        <text:list-item>
          <text:p text:style-name="P6">Le restaurer s’ils ont le droit d’écriture dans le dossier dans lequel le fichier se trouvait avant suppression</text:p>
        </text:list-item>
        <text:list-item>
          <text:p text:style-name="P6">Le supprimer définitivement s’ils ont le droit de suppression dans le dossier dans lequel le fichier se trouvant avant suppression</text:p>
        </text:list-item>
      </text:list>
      <text:p text:style-name="P7"><text:span text:style-name="note">Précision : </text:span>Ces <text:span text:style-name="T3">précisions</text:span> peuvent paraître hors sujet dans ce guide utilisateur, car un utilisateur lambda n’a pas la main sur la gestion des droits au sein des dossiers d’<text:span text:style-name="T4">équipe</text:span>. L’idée est pour l’utilisateur lambda pourquoi il peut, dans certains cas, ne pas avoir le droit de supprimer définitivement ou de restaurer un fichier présent dans la corbeille et étant à l’origine dans un dossier d’<text:span text:style-name="T5">équipe</text:span>.</text:p>
      <text:h text:style-name="P2" text:outline-level="2"><text:bookmark-start text:name="__RefHeading___Toc1789_2821790410"/><text:span text:style-name="T6">Différences de comportement de </text:span>la corbeille en ligne de Nextcloud <text:span text:style-name="T6">et de la </text:span>corbeille locale de votre ordinateur<text:bookmark-end text:name="__RefHeading___Toc1789_2821790410"/></text:h>
      <text:p text:style-name="P3">Lorsque le dossier d’<text:span text:style-name="T7">équipe</text:span> est synchronisé en local grâce au client de synchronisation <text:span text:style-name="T8">de bureau</text:span> de Nextcloud, il y a plusieurs cas d’usage : </text:p>
      <text:list text:continue-numbering="true" text:style-name="rond_20_bleu">
        <text:list-item>
          <text:p text:style-name="P6"> Si les éléments sont supprimés :</text:p>
          <text:list>
            <text:list-item>
              <text:p text:style-name="P6"><text:span text:style-name="T9">D</text:span>epuis mon ordinateur, il y a plusieurs conséquences ; les éléments supprimés : </text:p>
              <text:list>
                <text:list-item>
                  <text:p text:style-name="P6"><text:span text:style-name="T9">A</text:span>pparaissent dans la corbeille de mon ordinateur</text:p>
                </text:list-item>
                <text:list-item>
                  <text:p text:style-name="P6"><text:span text:style-name="T9">A</text:span>pparaissent dans la corbeille en ligne de mon espace personnel de stockage Nextcloud</text:p>
                </text:list-item>
                <text:list-item>
                  <text:p text:style-name="P6"><text:span text:style-name="T9">A</text:span>pparaissent dans les corbeilles en ligne de chacun des espaces personnels de stockage Nextcloud, de chacun des utilisateurs ayant accès au dossier d’<text:span text:style-name="T10">équipe</text:span> en question</text:p>
                </text:list-item>
              </text:list>
            </text:list-item>
            <text:list-item>
              <text:p text:style-name="P6"><text:span text:style-name="T11">D</text:span>epuis Nextcloud (interface web ou application mobile), il y a plusieurs conséquences ; les éléments supprimés : </text:p>
              <text:list>
                <text:list-item>
                  <text:p text:style-name="P8"><text:span text:style-name="T9">A</text:span>pparaissent dans la corbeille de mon ordinateur <text:span text:style-name="T12">(y compris les éléments initialement contenus dans des dossiers d’équipe, Team Folders ou Workspace, auxquels j’ai accès)</text:span> <text:span text:style-name="T12">si le </text:span>paramètre « Déplacer les fichiers supprimés vers la corbeille » est coché (non coché par défaut) <text:span text:style-name="T12">dans les paramètres du client de synchronisation desktop</text:span></text:p>
                </text:list-item>
                <text:list-item>
                  <text:p text:style-name="P6"><text:soft-page-break/><text:span text:style-name="T9">A</text:span>pparaissent dans la corbeille en ligne de mon espace personnel de stockage Nextcloud</text:p>
                </text:list-item>
                <text:list-item>
                  <text:p text:style-name="P6"><text:span text:style-name="T9">A</text:span>pparaissent dans les corbeilles en ligne de chacun des espaces personnels de stockage Nextcloud, de chacun des utilisateurs ayant accès au dossier d’<text:span text:style-name="T13">équipe</text:span> en question</text:p>
                </text:list-item>
              </text:list>
            </text:list-item>
          </text:list>
        </text:list-item>
        <text:list-item>
          <text:p text:style-name="P6">Après suppression, plusieurs scénarios en cas de suppression « définitive » des éléments en questions de la corbeille : </text:p>
          <text:list>
            <text:list-item>
              <text:p text:style-name="P6">Suppression définitive depuis ma corbeille locale (ordinateur) <text:span text:style-name="T14">*</text:span> : Les éléments disparaissent définitivement de la corbeille de l’ordinateur, mais ils ne disparaissent aucunement des corbeilles en ligne de Nextcloud</text:p>
            </text:list-item>
            <text:list-item>
              <text:p text:style-name="P6">Suppression définitive depuis ma corbeille en ligne de Nextcloud <text:span text:style-name="T14">*</text:span> : Les éléments disparaissent définitivement de ma corbeille en ligne de Nextcloud (ainsi que des corbeilles en ligne de tous les utilisateurs ayant accès au dossier d’<text:span text:style-name="T15">équipe</text:span> que question), mais ils ne disparaissent aucunement de ma corbeille locale (ordinateur)<text:line-break/><text:line-break/><text:span text:style-name="T16">(*) Pas de lien entre les corbeilles en ligne et les corbeilles locales.</text:span></text:p>
            </text:list-item>
          </text:list>
        </text:list-item>
        <text:list-item>
          <text:p text:style-name="P6">Après suppression, plusieurs scénarios en cas de restauration des éléments en questions de la corbeille : </text:p>
          <text:list>
            <text:list-item>
              <text:p text:style-name="P6">Restauration depuis ma corbeille locale (ordinateur) :</text:p>
              <text:list>
                <text:list-item>
                  <text:p text:style-name="P6">Les éléments sont restaurés dans la version locale du dossier d’<text:span text:style-name="T17">équipe</text:span> qui est synchronisé sur mon ordinateur. Après synchronisation faite par le client de synchronisation Nextcloud, les éléments seront définitivement restaurés dans mon espace de stockage en ligne Nextcloud, ainsi que chez tous les autres utilisateurs ayant accès au dossier d’<text:span text:style-name="T18">équipe</text:span> concerné <text:span text:style-name="T14">*</text:span></text:p>
                </text:list-item>
                <text:list-item>
                  <text:p text:style-name="P6">Les éléments restaurés n’ont en revanche pas quitté la corbeille en ligne de Nextcloud, qu’il s’agisse de ma corbeille ou de celle des autres utilisateurs ayant accès au dossier d’<text:span text:style-name="T19">équipe</text:span>. Si je restaure ensuite le fichier qui est dans ma corbeille en ligne, le fichier sera restauré avec un nom différent pour éviter tout écrasement. Si le fichier restauré est « courrier.odt », il sera nommé « courrier (restauré).odt ». Il y aura donc dans le dossier, à la fois « courrier.odt » et « courrier (restauré).odt » <text:span text:style-name="T14">*</text:span><text:line-break/><text:line-break/><text:span text:style-name="T16">(*) Pas de lien entre les corbeilles en ligne et les corbeilles locales.</text:span></text:p>
                </text:list-item>
              </text:list>
            </text:list-item>
            <text:list-item>
              <text:p text:style-name="P6">Restauration depuis ma corbeille en ligne de Nextcloud : </text:p>
              <text:list>
                <text:list-item>
                  <text:p text:style-name="P6">Les éléments sont restaurés dans mon espace de stockage en ligne Nextcloud, dans le dossier d’<text:span text:style-name="T20">équipe</text:span> ; même chose chez tous autres les utilisateurs ayant accès au dossier d’<text:span text:style-name="T21">équipe</text:span> concerné. Après synchronisation faite par le client de synchronisation Nextcloud, les éléments seront aussi restaurés sur mon ordinateur <text:span text:style-name="T14">*</text:span></text:p>
                </text:list-item>
                <text:list-item>
                  <text:p text:style-name="P6">Les éléments restaurés n’ont en revanche pas quitté la corbeille locale de mon ordinateur <text:span text:style-name="T14">*</text:span><text:line-break/><text:line-break/><text:span text:style-name="T16">(*) Pas de lien entre les corbeilles en ligne et les corbeilles locales.</text:span></text:p>
                </text:list-item>
              </text:list>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ans-serif"/>
    <style:font-face style:name="Liberation Serif" svg:font-family="'Liberation Serif'" style:font-family-generic="roman" style:font-pitch="variable"/>
    <style:font-face style:name="Liberation Serif1" svg:font-family="'Liberation Serif'" style:font-adornments="Regular" style:font-family-generic="roman"/>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StarSymbol" svg:font-family="StarSymbol" style:font-charset="x-symbol"/>
    <style:font-face style:name="Times New Roman" svg:font-family="'Times New Roman'" style:font-family-generic="system" style:font-pitch="variable"/>
    <style:font-face style:name="Times New Roman1" svg:font-family="'Times New Roman'" style:font-adornments="Regular" style:font-family-generic="roman"/>
    <style:font-face style:name="Verdana" svg:font-family="Verdana" style:font-adornments="Norm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199cm" fo:margin-bottom="0.199cm" style:contextual-spacing="false" fo:line-height="100%" fo:text-align="justify" style:justify-single-word="false" fo:orphans="2" fo:widows="2" style:page-number="auto"/>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color="#666666" loext:opacity="100%" style:font-name="Liberation Sans2" fo:font-family="'Liberation Sans'" style:font-style-name="Italique" style:font-family-generic="swiss" style:font-pitch="variable" fo:font-size="10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316e99"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4599d4" loext:opacity="100%" fo:font-size="14pt" fo:font-weight="bold" style:font-size-asian="115%" style:font-weight-asian="bold" style:font-size-complex="115%" style:font-weight-complex="600"/>
    </style:style>
    <style:style style:name="commande" style:family="paragraph" style:parent-style-name="Text_20_body">
      <loext:graphic-properties draw:fill="solid" draw:fill-color="#dddddd" draw:fill-image-width="0cm" draw:fill-image-height="0cm"/>
      <style:paragraph-properties fo:background-color="#dddddd" style:writing-mode="page"/>
      <style:text-properties style:font-name="Liberation Mono1" fo:font-family="'Liberation Mono'" style:font-style-name="Normal" style:font-family-generic="modern" style:font-pitch="fixed" fo:font-size="10pt" fo:language="zxx" fo:country="none" officeooo:rsid="00076eb3" style:font-size-asian="10.5pt"/>
    </style:style>
    <style:style style:name="attention" style:family="paragraph" style:parent-style-name="Text_20_body" style:list-style-name="Attention">
      <loext:graphic-properties draw:fill="none" draw:fill-color="#ff9999"/>
      <style:paragraph-properties fo:background-color="transparent" fo:padding="0.049cm" fo:border="0.06pt solid #4599d4" style:shadow="none"/>
      <style:text-properties fo:background-color="transparen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loext:graphic-properties draw:fill="solid" draw:fill-color="#4599d4" draw:fill-image-width="0cm" draw:fill-image-height="0cm"/>
      <style:paragraph-properties fo:text-align="center" style:justify-single-word="false" fo:background-color="#4599d4" text:number-lines="false" text:line-number="0" style:writing-mode="page"/>
      <style:text-properties fo:color="#ffffff" loext:opacity="100%" fo:font-weight="bold" style:font-size-asian="10.5pt" style:font-weight-asian="bold"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writing-mode="page">
        <style:tab-stops>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fo:break-before="page" text:number-lines="false" text:line-number="0"/>
      <style:text-properties fo:color="#4599d4" loext:opacity="10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mage" style:family="paragraph" style:parent-style-name="Text_20_body" style:next-style-name="Text_20_body" style:master-page-name="">
      <style:paragraph-properties fo:margin-top="0.4cm" fo:margin-bottom="0.4cm" style:contextual-spacing="false" fo:text-align="center" style:justify-single-word="false" style:page-number="auto" style:vertical-align="middle">
        <style:tab-stops/>
      </style:paragraph-properties>
      <style:text-properties style:font-size-asian="10.5pt"/>
    </style:style>
    <style:style style:name="configuration" style:family="paragraph" style:parent-style-name="commande" style:master-page-name="">
      <loext:graphic-properties draw:fill-color="#eeeeee"/>
      <style:paragraph-properties fo:margin-left="0.499cm" fo:margin-right="0cm" fo:margin-top="0.101cm" fo:margin-bottom="0.101cm" style:contextual-spacing="false" fo:text-indent="0cm" style:auto-text-indent="false" style:page-number="auto"/>
    </style:style>
    <style:style style:name="Illustration" style:family="paragraph" style:parent-style-name="Caption" style:class="extra">
      <style:text-properties fo:font-size="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424242" loext:opacity="100%" fo:font-size="13pt" fo:font-weight="bold" style:font-size-asian="101%" style:font-weight-asian="bold" style:font-size-complex="101%" style:font-weight-complex="600"/>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0pt" fo:font-weight="bold" style:font-size-asian="85%" style:font-weight-asian="bold" style:font-size-complex="85%"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424242" loext:opacity="100%" fo:font-size="12pt" fo:font-style="italic" fo:font-weight="bold" style:font-size-asian="95%" style:font-style-asian="italic" style:font-weight-asian="bold" style:font-size-complex="95%" style:font-style-complex="italic" style:font-weight-complex="normal"/>
    </style:style>
    <style:style style:name="texte_20_puce_20_1" style:display-name="texte puce 1" style:family="paragraph" style:parent-style-name="Text_20_body" style:list-style-name="List_20_1">
      <style:paragraph-properties style:writing-mode="page"/>
    </style:style>
    <style:style style:name="texte_20_puce_20_rond_20_bleu" style:display-name="texte puce rond bleu" style:family="paragraph" style:parent-style-name="Text_20_body" style:list-style-name="rond_20_bleu">
      <style:paragraph-properties style:writing-mode="page"/>
    </style:style>
    <style:style style:name="texte_20_puce_20_4" style:display-name="texte puce 4" style:family="paragraph" style:parent-style-name="Text_20_body" style:list-style-name="List_20_4">
      <style:paragraph-properties style:writing-mode="pag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1" style:display-name="Numbering 1" style:family="paragraph" style:parent-style-name="List" style:list-style-name="rond_20_bleu" style:class="list" style:master-page-name="">
      <style:paragraph-properties fo:margin-top="0.15cm" fo:margin-bottom="0.15cm" style:contextual-spacing="false" style:page-number="auto">
        <style:tab-stops>
          <style:tab-stop style:position="0.499cm"/>
          <style:tab-stop style:position="0.7cm"/>
          <style:tab-stop style:position="1cm"/>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Note_20_importante" style:display-name="Note importante" style:family="paragraph" style:parent-style-name="Text_20_body" style:next-style-name="Text_20_body" style:class="text" style:master-page-name="">
      <style:paragraph-properties fo:margin-top="0.499cm" fo:margin-bottom="0.499cm" style:contextual-spacing="false" fo:text-align="start" style:justify-single-word="false" style:page-number="auto" fo:padding="0.199cm" fo:border-left="none" fo:border-right="none" fo:border-top="0.06pt solid #4599d4" fo:border-bottom="0.06pt solid #4599d4"/>
      <style:text-properties fo:color="#4599d4" loext:opacity="100%" fo:font-style="italic"/>
      <style:map style:condition="endnote()" style:apply-style-name="Marginalia"/>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_20_body_20__28_user_29_" style:display-name="Text body (user)" style:family="paragraph" style:parent-style-name="Standard" style:class="text" style:master-page-name="">
      <loext:graphic-properties draw:fill-image-width="0cm" draw:fill-image-height="0cm"/>
      <style:paragraph-properties fo:margin-top="0.199cm" fo:margin-bottom="0.199cm" style:contextual-spacing="false" fo:line-height="115%" fo:text-align="justify" style:justify-single-word="false" fo:orphans="2" fo:widows="2" style:page-number="auto"/>
    </style:style>
    <style:style style:name="A4" style:family="paragraph" style:parent-style-name="Text" style:default-outline-level="">
      <style:text-properties style:font-name="Noto Sans" fo:font-family="'Noto Sans'" style:font-style-name="Normal" style:font-family-generic="swiss"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style-name="Normal" style:font-family-generic="swiss" style:font-pitch="variable" fo:font-size="44pt" style:font-size-asian="44pt"/>
    </style:style>
    <style:style style:name="En-tête_20_A4" style:display-name="En-tête A4" style:family="paragraph" style:parent-style-name="A4" style:default-outline-level="">
      <style:text-properties style:font-name="Noto Sans" fo:font-family="'Noto Sans'" style:font-style-name="Normal" style:font-family-generic="swiss" style:font-pitch="variable" fo:font-size="24pt" style:font-size-asian="24pt"/>
    </style:style>
    <style:style style:name="Texte_20_A4" style:display-name="Texte A4"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A0" style:family="paragraph" style:parent-style-name="Text" style:default-outline-level="">
      <style:text-properties style:font-name="Noto Sans" fo:font-family="'Noto Sans'" style:font-style-name="Normal" style:font-family-generic="swiss" style:font-pitch="variable" fo:font-size="47.5pt" style:font-size-asian="47.5pt"/>
    </style:style>
    <style:style style:name="Titre_20_A0" style:display-name="Titre A0" style:family="paragraph" style:parent-style-name="A4" style:default-outline-level="">
      <style:text-properties style:font-name="Noto Sans" fo:font-family="'Noto Sans'" style:font-style-name="Normal" style:font-family-generic="swiss" style:font-pitch="variable" fo:font-size="96pt" style:font-size-asian="96pt"/>
    </style:style>
    <style:style style:name="En-tête_20_A0" style:display-name="En-tête A0" style:family="paragraph" style:parent-style-name="A4" style:default-outline-level="">
      <style:text-properties style:font-name="Noto Sans" fo:font-family="'Noto Sans'" style:font-style-name="Normal" style:font-family-generic="swiss" style:font-pitch="variable" fo:font-size="72pt" style:font-size-asian="72pt"/>
    </style:style>
    <style:style style:name="Texte_20_A0" style:display-name="Texte A0"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Formes" style:family="paragraph" style:parent-style-name="image" style:default-outline-level="">
      <style:text-properties style:font-name="Liberation Sans3" fo:font-family="'Liberation Sans'" style:font-style-name="Normal" style:font-family-generic="swiss" style:font-pitch="variable" fo:font-size="14pt" fo:font-weight="bold" style:font-size-asian="14pt" style:font-weight-asian="bold"/>
    </style:style>
    <style:style style:name="Lignes" style:family="paragraph" style:parent-style-name="image" style:default-outline-level="">
      <style:text-properties style:font-name="Liberation Sans3" fo:font-family="'Liberation Sans'" style:font-style-name="Normal" style:font-family-generic="swiss" style:font-pitch="variable" fo:font-size="18pt" style:font-size-asian="18pt"/>
    </style:style>
    <style:style style:name="Ligne_20_fléchée" style:display-name="Ligne fléchée"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Ligne_20_en_20_pointillés" style:display-name="Ligne en pointillés"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List_20_Heading" style:display-name="List Heading" style:family="paragraph" style:parent-style-name="Footer"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outon" style:family="paragraph" style:parent-style-name="Text_20_body">
      <style:paragraph-properties fo:margin-top="0.199cm" fo:margin-bottom="0.199cm" style:contextual-spacing="false" fo:line-height="100%" fo:text-align="justify" style:justify-single-word="false" fo:orphans="2" fo:widows="2"/>
      <style:text-properties fo:color="#4599d4" loext:opacity="100%" style:font-name="Liberation Sans1" fo:font-family="'Liberation Sans'" style:font-style-name="Gras" style:font-family-generic="swiss" style:font-pitch="variable" fo:font-weight="bold"/>
    </style:style>
    <style:style style:name="legende" style:family="paragraph" style:parent-style-name="image">
      <style:text-properties fo:color="#666666" loext:opacity="100%" style:font-name="Liberation Sans2" fo:font-family="'Liberation Sans'" style:font-style-name="Italique" style:font-family-generic="swiss" style:font-pitch="variable" fo:font-size="10pt" fo:font-style="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Définition" style:family="paragraph" style:parent-style-name="Text_20_body" style:master-page-name="">
      <style:paragraph-properties fo:text-align="start" style:justify-single-word="false" style:page-number="auto"/>
      <style:text-properties fo:font-weight="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Numbering_20_Symbols" style:display-name="Numbering Symbols" style:family="text"/>
    <style:style style:name="interaction" style:family="text">
      <style:text-properties style:font-name="Liberation Sans1" fo:font-family="'Liberation Sans'" style:font-style-name="Gras" style:font-family-generic="swiss" style:font-pitch="variable" fo:font-size="11pt" fo:font-weight="normal" officeooo:rsid="00168d39" fo:background-color="transparent" style:font-size-asian="10.5pt" style:font-weight-asian="bold" style:font-weight-complex="600" loext:padding="0.019cm" loext:border="0.06pt solid #e3f0f9" loext:shadow="none"/>
    </style:style>
    <style:style style:name="commande" style:family="text">
      <style:text-properties style:font-name="Liberation Mono1" fo:font-family="'Liberation Mono'" style:font-style-name="Normal" style:font-family-generic="modern" style:font-pitch="fixed" fo:font-size="10pt" fo:language="zxx" fo:country="none" officeooo:rsid="00076eb3" fo:background-color="#eeeeee" style:font-size-asian="10.5pt" loext:shadow="none"/>
    </style:style>
    <style:style style:name="puce_20_attention" style:display-name="puce attention" style:family="text">
      <style:text-properties fo:color="#4599d4" loext:opacity="100%" style:font-name="Liberation Sans1" fo:font-family="'Liberation Sans'" style:font-style-name="Gras" style:font-family-generic="swiss" style:font-pitch="variable" fo:font-size="20pt" fo:font-weight="bold" style:font-size-asian="10.5pt"/>
    </style:style>
    <style:style style:name="puce_20_rond_20_bleu" style:display-name="puce rond bleu" style:family="text" style:parent-style-name="puce_20_attention">
      <style:text-properties fo:font-size="12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ullet_20_Symbols_20__28_user_29_" style:display-name="Bullet Symbols (user)"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loext:hidden="true" style:hidden="true"/>
    <style:style style:name="Titre_20_1_20_Car" style:display-name="Titre 1 Car" style:family="text" loext:hidden="true" style:hidden="true" style:parent-style-name="Default_20_Paragraph_20_Font">
      <style:text-properties fo:color="#2e74b5" loext:opacity="100%" style:font-name="Calibri Light" fo:font-family="'Calibri Light'" style:font-family-generic="roman" style:font-pitch="variable" fo:font-size="16pt" style:font-name-asian="Times New Roman" style:font-family-asian="'Times New Roman'" style:font-family-generic-asian="system" style:font-pitch-asian="variable" style:font-size-asian="16pt" style:font-name-complex="Calibri Light1" style:font-family-complex="'Calibri Light'" style:font-family-generic-complex="system" style:font-pitch-complex="variable" style:font-size-complex="16pt"/>
    </style:style>
    <style:style style:name="Rubies" style:family="text" loext:hidden="true" style:hidden="true" style:parent-style-name="Page_20_Number">
      <style:text-properties fo:font-size="6pt" style:text-underline-style="none" style:font-size-asian="6pt" style:font-size-complex="6pt" style:text-emphasize="none"/>
    </style:style>
    <style:style style:name="Page_20_Number" style:display-name="Page Number" style:family="text" loext:hidden="true" style:hidden="tru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outon_20_NC" style:display-name="Bouton NC" style:family="text">
      <style:text-properties fo:color="#4599d4" loext:opacity="100%" style:font-name="Liberation Sans5" fo:font-family="'Liberation Sans', sans-serif" fo:font-size="11pt" fo:language="zxx" fo:country="none" fo:font-weight="bold" officeooo:rsid="086afaf2" fo:background-color="transparent" loext:padding="0.049cm" loext:border="0.06pt solid #4599d4"/>
    </style:style>
    <style:style style:name="Fichier_20_Produit_20_Commande" style:display-name="Fichier Produit Commande" style:family="text">
      <style:text-properties fo:color="#808080" loext:opacity="100%" style:font-name="Liberation Mono2" fo:font-family="'Liberation Mono', monospace" fo:font-size="11pt" fo:language="zxx" fo:country="none" fo:background-color="#eeeeee" style:font-size-asian="12pt" style:font-size-complex="12pt"/>
    </style:style>
    <style:style style:name="Placeholder" style:family="text">
      <style:text-properties fo:font-variant="small-caps" fo:color="#008080" loext:opacity="100%" style:text-underline-style="dotted" style:text-underline-width="auto" style:text-underline-color="font-color"/>
    </style:style>
    <style:style style:name="A_20_changer" style:display-name="A changer" style:family="text">
      <style:text-properties fo:color="#ff8000" loext:opacity="100%" style:font-name="Verdana" fo:font-family="Verdana" style:font-style-name="Normal" style:font-family-generic="swiss" style:font-pitch="variable" fo:font-size="11pt" officeooo:rsid="030de3da"/>
    </style:style>
    <style:style style:name="Caption_20_characters" style:display-name="Caption characters" style:family="text" loext:hidden="true" style:hidden="true"/>
    <style:style style:name="Footnote_20_anchor" style:display-name="Footnote anchor" style:family="text" loext:hidden="true" style:hidden="true">
      <style:text-properties style:text-position="super 58%"/>
    </style:style>
    <style:style style:name="Endnote_20_anchor" style:display-name="Endnote anchor" style:family="text" loext:hidden="true" style:hidden="true">
      <style:text-properties style:text-position="super 58%"/>
    </style:style>
    <style:style style:name="Footnote_20_Symbol" style:display-name="Footnote Symbol" style:family="text" loext:hidden="true" style:hidden="true"/>
    <style:style style:name="Endnote_20_Symbol" style:display-name="Endnote Symbol" style:family="text" loext:hidden="true" style:hidden="true"/>
    <style:style style:name="Vertical_20_Numbering_20_Symbols" style:display-name="Vertical Numbering Symbols" style:family="text" loext:hidden="true" style:hidden="true">
      <style:text-properties style:text-rotation-angle="90" style:text-rotation-scale="line-height"/>
    </style:style>
    <style:style style:name="Main_20_index_20_entry" style:display-name="Main index entry" style:family="text" loext:hidden="true" style:hidden="true">
      <style:text-properties fo:font-weight="bold" style:font-weight-asian="bold" style:font-weight-complex="bold"/>
    </style:style>
    <style:style style:name="Drop_20_Caps" style:display-name="Drop Caps" style:family="text" loext:hidden="true" style:hidden="true"/>
    <style:style style:name="Line_20_numbering" style:display-name="Line numbering" style:family="text" loext:hidden="true" style:hidden="true"/>
    <style:style style:name="Teletype"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color="#808080" loext:opacity="100%" fo:font-size="10pt" fo:font-style="italic" style:font-style-asian="italic" style:font-style-complex="italic"/>
    </style:style>
    <style:style style:name="asterix" style:family="text">
      <style:text-properties fo:color="#808080" loext:opacity="100%" style:font-name="Source Sans Pro" fo:font-family="'Source Sans Pro'" style:font-style-name="Italique" style:font-family-generic="swiss" style:font-pitch="variable" fo:font-size="10pt" fo:font-style="italic"/>
    </style:style>
    <style:style style:name="note" style:family="text">
      <style:text-properties fo:color="#4599d4" loext:opacity="100%" style:font-name="Verdana" fo:font-family="Verdana" style:font-style-name="Normal" style:font-family-generic="swiss" style:font-pitch="variable" fo:font-size="11pt" fo:font-style="italic" fo:font-weight="bold" officeooo:rsid="0804e319" style:font-weight-asian="bold" style:font-weight-complex="bold"/>
    </style:style>
    <style:style style:name="Fichier_20_Pour_20_légende" style:display-name="Fichier Pour légende" style:family="text" style:parent-style-name="Fichier_20_Produit_20_Commande">
      <style:text-properties fo:color="#808080" loext:opacity="100%" style:font-name="Liberation Mono2" fo:font-family="'Liberation Mono', monospace" fo:font-size="9pt" fo:language="zxx" fo:country="none" fo:font-style="italic" officeooo:rsid="0884e62a" fo:background-color="#eeeeee" style:font-size-asian="12pt" style:font-size-complex="12pt"/>
    </style:style>
    <style:style style:name="Fichier_20_Pour_20_Note" style:display-name="Fichier Pour Note" style:family="text" style:parent-style-name="Fichier_20_Produit_20_Commande">
      <style:text-properties fo:color="#729fcf" loext:opacity="100%" style:font-name="Liberation Mono2" fo:font-family="'Liberation Mono', monospace" fo:font-size="11pt" fo:language="zxx" fo:country="none" fo:font-style="italic" fo:background-color="#eeeeee" style:font-size-asian="12pt" style:font-size-complex="12pt"/>
    </style:style>
    <style:style style:name="Bouton_20_pour_20_légende" style:display-name="Bouton pour légende" style:family="text" style:parent-style-name="Bouton_20_NC">
      <style:text-properties fo:color="#4599d4" loext:opacity="100%" style:font-name="Liberation Sans5" fo:font-family="'Liberation Sans', sans-serif" fo:font-size="10pt" fo:language="zxx" fo:country="none" fo:font-style="italic" fo:font-weight="bold" officeooo:rsid="086afaf2" fo:background-color="transparent" style:font-size-asian="10.5pt" loext:padding="0.049cm" loext:border="0.06pt solid #4599d4"/>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Liberation Sans4"/>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399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Liberation Sans4"/>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Liberation Sans4"/>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ond_20_bleu" style:display-name="rond bleu">
      <text:list-level-style-bullet text:level="1" text:style-name="puce_20_rond_20_bleu"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2" text:style-name="puce_20_rond_20_bleu" loext:num-list-format="%2%" text:bullet-char="○">
        <style:list-level-properties text:list-level-position-and-space-mode="label-alignment">
          <style:list-level-label-alignment text:label-followed-by="listtab" text:list-tab-stop-position="1cm" fo:text-indent="-0.501cm" fo:margin-left="1cm"/>
        </style:list-level-properties>
        <style:text-properties style:font-name="Times New Roman1"/>
      </text:list-level-style-bullet>
      <text:list-level-style-bullet text:level="3" text:style-name="puce_20_rond_20_bleu" loext:num-list-format="%3%" text:bullet-char="♦">
        <style:list-level-properties text:list-level-position-and-space-mode="label-alignment">
          <style:list-level-label-alignment text:label-followed-by="listtab" text:list-tab-stop-position="1.499cm" fo:text-indent="-0.499cm" fo:margin-left="1.499cm"/>
        </style:list-level-properties>
        <style:text-properties style:font-name="Times New Roman1"/>
      </text:list-level-style-bullet>
      <text:list-level-style-bullet text:level="4" text:style-name="puce_20_rond_20_bleu" loext:num-list-format="%4%" text:bullet-char="■">
        <style:list-level-properties text:list-level-position-and-space-mode="label-alignment">
          <style:list-level-label-alignment text:label-followed-by="listtab" text:list-tab-stop-position="2cm" fo:text-indent="-0.501cm" fo:margin-left="2cm"/>
        </style:list-level-properties>
        <style:text-properties style:font-name="Times New Roman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Attention">
      <text:list-level-style-bullet text:level="1" text:style-name="puce_20_attention" loext:num-list-format="%1%" text:bullet-char="!">
        <style:list-level-properties text:list-level-position-and-space-mode="label-alignment">
          <style:list-level-label-alignment text:label-followed-by="listtab" text:list-tab-stop-position="1.27cm" fo:text-indent="-0.586cm" fo:margin-left="1.221cm"/>
        </style:list-level-properties>
        <style:text-properties style:font-name="Liberation Serif1"/>
      </text:list-level-style-bullet>
      <text:list-level-style-image text:level="2"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1.905cm" fo:text-indent="-0.635cm" fo:margin-left="1.905cm"/>
        </style:list-level-properties>
      </text:list-level-style-image>
      <text:list-level-style-image text:level="3"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2.54cm" fo:text-indent="-0.635cm" fo:margin-left="2.54cm"/>
        </style:list-level-properties>
      </text:list-level-style-image>
      <text:list-level-style-image text:level="4"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175cm" fo:text-indent="-0.635cm" fo:margin-left="3.175cm"/>
        </style:list-level-properties>
      </text:list-level-style-image>
      <text:list-level-style-image text:level="5"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81cm" fo:text-indent="-0.635cm" fo:margin-left="3.81cm"/>
        </style:list-level-properties>
      </text:list-level-style-image>
      <text:list-level-style-image text:level="6"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4.445cm" fo:text-indent="-0.635cm" fo:margin-left="4.445cm"/>
        </style:list-level-properties>
      </text:list-level-style-image>
      <text:list-level-style-image text:level="7"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08cm" fo:text-indent="-0.635cm" fo:margin-left="5.08cm"/>
        </style:list-level-properties>
      </text:list-level-style-image>
      <text:list-level-style-image text:level="8"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715cm" fo:text-indent="-0.635cm" fo:margin-left="5.715cm"/>
        </style:list-level-properties>
      </text:list-level-style-image>
      <text:list-level-style-image text:level="9"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35cm" fo:text-indent="-0.635cm" fo:margin-left="6.35cm"/>
        </style:list-level-properties>
      </text:list-level-style-image>
      <text:list-level-style-image text:level="10"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985cm" fo:text-indent="-0.635cm" fo:margin-left="6.985cm"/>
        </style:list-level-properties>
      </text:list-level-style-image>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a10b0" officeooo:paragraph-rsid="000a10b0"/>
    </style:style>
    <style:style style:name="MP2" style:family="paragraph" style:parent-style-name="Footer">
      <style:text-properties officeooo:paragraph-rsid="00198d03"/>
    </style:style>
    <style:style style:name="MP3"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MP4"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MP5"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M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MT1" style:family="text">
      <style:text-properties officeooo:rsid="000a10b0"/>
    </style:style>
    <style:style style:name="MT2" style:family="text">
      <style:text-properties fo:font-size="10pt" style:font-size-asian="10pt" style:font-size-complex="10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74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74pt solid #4599d4"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background-size="full" draw:fill-image-width="0cm" draw:fill-image-height="0cm"/>
    </style:style>
    <number:number-style style:name="N0">
      <number:number number:min-integer-digits="1"/>
    </number:number-style>
  </office:automatic-styles>
  <office:master-styles>
    <style:master-page style:name="Standard" style:page-layout-name="Mpm1" draw:style-name="Mdp1">
      <style:header>
        <text:user-field-decls>
          <text:user-field-decl office:value-type="string" office:string-value="Guide utilisateurs Nextcloud" text:name="TitreDocument"/>
          <text:user-field-decl office:value-type="string" office:string-value="1.1" text:name="VersionDocument"/>
        </text:user-field-decls>
        <text:p text:style-name="MP1"><text:user-field-get text:name="TitreDocument">Guide utilisateurs Nextcloud</text:user-field-get><text:tab/>Version : <text:user-field-get text:name="VersionDocument">1.1</text:user-field-get></text:p>
      </style:header>
      <style:footer>
        <text:p text:style-name="MP2"><draw:frame draw:style-name="Mfr1" draw:name="Image12" text:anchor-type="as-char" svg:width="2.859cm" svg:height="0.51cm" draw:z-index="1"><draw:image xlink:href="Pictures/10000000000000C500000023B5A9ED74.png" xlink:type="simple" xlink:show="embed" xlink:actuate="onLoad" draw:mime-type="image/png"/></draw:frame><text:tab/><text:span text:style-name="MT1">Page </text:span><text:span text:style-name="MT1"><text:page-number text:select-page="current">2</text:page-number></text:span><text:span text:style-name="MT1"><text:s/>/ </text:span><text:span text:style-name="MT1"><text:page-count>2</text:page-count></text:span></text:p>
      </style:footer>
    </style:master-page>
    <style:master-page style:name="First_20_Page" style:display-name="First Page" style:page-layout-name="Mpm2" draw:style-name="Mdp1" style:next-style-name="Standard">
      <style:footer>
        <text:p text:style-name="MP3">©Arawa<text:tab/><text:span text:style-name="MT2">2 route du curé 92410 Ville d'Avray</text:span></text:p>
        <text:p text:style-name="MP4"><text:tab/>SAS au capital de 2000 € - Siret : 818 095 499 00013 - NAF-APE : 6202A</text:p>
      </style:footer>
    </style:master-page>
    <style:master-page style:name="Landscape" style:page-layout-name="Mpm3" draw:style-name="Mdp2">
      <style:header>
        <text:p text:style-name="MP5"><text:title/><text:tab/>Version : <text:user-defined style:data-style-name="N0" text:name="Version"/></text:p>
      </style:header>
      <style:footer>
        <text:p text:style-name="MP6"><draw:frame draw:style-name="Mfr1" draw:name="Image4" text:anchor-type="as-char" svg:width="2.859cm" svg:height="0.51cm" draw:z-index="0"><draw:image xlink:href="Pictures/10000000000000C500000023B5A9ED74.png" xlink:type="simple" xlink:show="embed" xlink:actuate="onLoad" draw:mime-type="image/png"/></draw:frame><text:tab/><text:span text:style-name="MT1">Page </text:span><text:span text:style-name="MT1"><text:page-number text:select-page="current">0</text:page-number></text:span><text:span text:style-name="MT1"><text:s/>/ </text:span><text:span text:style-name="MT1"><text:page-count>2</text:page-count></text:span></text:p>
      </style:footer>
    </style:master-page>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38M23S</meta:editing-duration>
    <meta:editing-cycles>35</meta:editing-cycles>
    <meta:generator>LibreOffice/24.8.5.2$Linux_X86_64 LibreOffice_project/480$Build-2</meta:generator>
    <meta:initial-creator>Philippe Hemmel</meta:initial-creator>
    <meta:creation-date>2022-12-26T16:30:17.166430780</meta:creation-date>
    <dc:date>2025-04-04T14:43:56.898256201</dc:date>
    <dc:creator>Jérôme Herbinet</dc:creator>
    <meta:document-statistic meta:table-count="0" meta:image-count="2" meta:object-count="0" meta:page-count="2" meta:paragraph-count="36" meta:word-count="888" meta:character-count="5464" meta:non-whitespace-character-count="4618"/>
  </office:meta>
</office:document-meta>
</file>